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b18ab" officeooo:paragraph-rsid="001b18ab"/>
    </style:style>
    <style:style style:name="P2" style:family="paragraph" style:parent-style-name="Standard" style:list-style-name="List_20_1">
      <style:text-properties officeooo:rsid="001b18ab" officeooo:paragraph-rsid="001b18ab"/>
    </style:style>
    <style:style style:name="P3" style:family="paragraph" style:parent-style-name="Standard">
      <style:text-properties officeooo:paragraph-rsid="001b18ab"/>
    </style:style>
    <style:style style:name="T1" style:family="text">
      <style:text-properties officeooo:rsid="001b18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ullcycle – profissional criado para abranger todos as áreas do ciclo de vida de um sistema, para ele não importa se o sistema está em uma certa linguagem ou tecnologia, ele está ligado com o produto e não com as áreas. Por isso o profissional de fullStack acompanha o produto desde a coleta dos requisitos até a fase de monitoramento.</text:p>
      <text:p text:style-name="P1">O Profissional fullStack pensa a frente na arquitetura e desenvolvimento pois esta focado na entrega do produto e está ligado as fases de:</text:p>
      <text:list text:style-name="List_20_1">
        <text:list-item>
          <text:p text:style-name="P2">Arquitetura</text:p>
        </text:list-item>
        <text:list-item>
          <text:p text:style-name="P2">Desenvolvimento</text:p>
        </text:list-item>
        <text:list-item>
          <text:p text:style-name="P2">Teste</text:p>
        </text:list-item>
        <text:list-item>
          <text:p text:style-name="P2">Deploy</text:p>
        </text:list-item>
        <text:list-item>
          <text:p text:style-name="P2">Monitoramento</text:p>
        </text:list-item>
      </text:list>
      <text:p text:style-name="P1"/>
      <text:p text:style-name="P1"/>
      <text:p text:style-name="P1">Figma é um aplicativo de protótipos e criação de interfaces. A grande diferença dele para outros no mercado é a possibilidade de colaboração, permitindo membro de um grupo trabalhar no mesmo protótipo em tempo real, design responsivo, eliminação de conflito de versões e comentários.</text:p>
      <text:p text:style-name="P1"/>
      <text:p text:style-name="P1"/>
      <text:p text:style-name="P1">O desenvolvedor fontEnd é responsável pela parte visual do site, que interage com o usuário de forma direta. As tecnologias mais usadas são html, css, javascript, typescript, vue, angular e react. </text:p>
      <text:p text:style-name="P1">Html é responsável pela estrutura dos sites, composto por tags que completam as páginas web e de aplicativos.</text:p>
      <text:p text:style-name="P1">Css é responsável pela estilização das tags que compõe o html, como cor espaçamento e margens.</text:p>
      <text:p text:style-name="P1">Javascript é responsável por gerar animações e funcionalidades as páginas e aplicativos web.</text:p>
      <text:p text:style-name="P1"/>
      <text:p text:style-name="P1"/>
      <text:p text:style-name="P1">BackEnd é a parte do sistema responsável pela lógica de negócio, processando requisições do frontEnd e fazendo requisições do banco de dados ou Api e retornando para o frontEnd essas informações.</text:p>
      <text:p text:style-name="P3"><text:span text:style-name="T1">Podemos citar como linguagens backEnd</text:span> <text:span text:style-name="T1">o p</text:span>ython, <text:span text:style-name="T1">j</text:span>ava, <text:span text:style-name="T1">r</text:span>uby, <text:span text:style-name="T1">n</text:span>ode.js, <text:span text:style-name="T1">cada um com suas particularidades como OO e tipagem de dados.</text:span></text:p>
      <text:p text:style-name="P3"/>
      <text:p text:style-name="P3"/>
      <text:p text:style-name="P1">Arquitetura de software – conceber e planejar a estrutura essencial de um sistema, é nesse processo que decidimos como os componentes do sistema vão se relacionar entre si, escolha de tecnologias a serem usadas, como os dados serão armazenados, componentização do sistema e documentação do sistema.</text:p>
      <text:p text:style-name="P1">Arquitetura monolítica – Onde todo o sistema é um único componente, arquitetura simples, mas difícil de escalar e fazer manutenção,</text:p>
      <text:p text:style-name="P1">Arquitetura de microsserviços – Sistema dividido em pequenos serviços independentes, fácil de escalar e de fácil manutenção, mas de gerenciamento difícil.</text:p>
      <text:p text:style-name="P1"><text:s/></text:p>
      <text:p text:style-name="P1"/>
      <text:p text:style-name="P1">A infraestrutura de Ti é todo recurso que precisamos para realizar operações em TI, composto por hardware, software, rede e armazenamento. On-premise onde toda a infraestrutura fica disponível dentro da própria empresa, pode gerar mais segurança, mas gera altos custos para manutenção, gerenciamento e escalabilidade. Cloud serviço inteiramente hospedados em servidores externos contratados para suprir as demandas das empresas, geralmente usado quando as empresas desejam uma expansão agressiva dos seus recursos, já que qualquer aumento de demanda necessita apenas da configuração do servidor. Pode gerar uma certa insegurança já que os provedores podem sofrer ataque e ficarem temporariamente indisponíveis. </text:p>
      <text:p text:style-name="P1"/>
      <text:p text:style-name="P1"><text:soft-page-break/></text:p>
      <text:p text:style-name="P1"/>
      <text:p text:style-name="P1">Deploy é a fase onde colocamos o que está sendo desenvolvido(produção) para ser disponibilizado para os usuários. </text:p>
      <text:p text:style-name="P1">Deployment Manual – onde as atualizações são feitas de forma manual pela equipe, conta com um maior controle, mas podem ocorrer erros humanos quando atualizados os arquivos.</text:p>
      <text:p text:style-name="P1"><text:s/>Deployment Automatizado – conta com o uso de ferramentas para automatizar o processo, gerando assim maior eficiência, consistência e menos chance de err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2T15:55:41.927000000</meta:creation-date>
    <dc:date>2023-08-22T17:36:21.666000000</dc:date>
    <meta:editing-duration>PT1H40M40S</meta:editing-duration>
    <meta:editing-cycles>1</meta:editing-cycles>
    <meta:document-statistic meta:table-count="0" meta:image-count="0" meta:object-count="0" meta:page-count="2" meta:paragraph-count="22" meta:word-count="514" meta:character-count="3366" meta:non-whitespace-character-count="2867"/>
    <meta:generator>LibreOffice/7.5.2.2$Windows_X86_64 LibreOffice_project/53bb9681a964705cf672590721dbc85eb4d0c3a2</meta:generator>
  </office:meta>
</office:document-meta>
</file>